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UrlProvid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urceUrlProviderTests.bestPattern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sourceUrlProviderTests.initializeOnCurren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sourceUrlProviderTests.getStaticResourceWithMissing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urceUrlProviderTests.getForLookupPathShouldNotFailIfPathContainsDoubleSlas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andlerMappingConfiguration.resourceUrl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MappingConfiguration.simpleUrlHandler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UrlProviderTests.initializeO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entHandlerMappingConfiguration.resourceUrl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UrlProviderTests.getStaticResourceUrlRequestWithQueryOrH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ourceUrlProviderTests.getStaticResourc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UrlProviderTests.getFingerprintedResourc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